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ffff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id="id1" draw:layer="layout" svg:width="1.507cm" svg:height="1.507cm" svg:x="2.831cm" svg:y="2.708cm">
          <text:p text:style-name="P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507cm" svg:height="1.507cm" svg:x="10.454cm" svg:y="4.374cm">
          <text:p text:style-name="P1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507cm" svg:height="1.507cm" svg:x="4.443cm" svg:y="6.131cm">
          <text:p text:style-name="P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6" draw:layer="layout" svg:width="1.507cm" svg:height="1.507cm" svg:x="7.1cm" svg:y="12.085cm">
          <text:p text:style-name="P1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507cm" svg:height="1.507cm" svg:x="13.475cm" svg:y="7.337cm">
          <text:p text:style-name="P1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0" draw:layer="layout" svg:width="1.507cm" svg:height="1.507cm" svg:x="4.429cm" svg:y="16.67cm">
          <text:p text:style-name="P1">G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id="id9" draw:layer="layout" svg:width="1.507cm" svg:height="1.507cm" svg:x="12.405cm" svg:y="16.011cm">
          <text:p text:style-name="P1">J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1.507cm" svg:height="1.507cm" svg:x="15.52cm" svg:y="12.906cm">
          <text:p text:style-name="P1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507cm" svg:height="1.507cm" svg:x="23.074cm" svg:y="13.793cm">
          <text:p text:style-name="P1">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507cm" svg:height="1.507cm" svg:x="17.437cm" svg:y="2.342cm">
          <text:p text:style-name="P1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1" draw:layer="layout" svg:width="1.507cm" svg:height="1.507cm" svg:x="21.716cm" svg:y="8.779cm">
          <text:p text:style-name="P1">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12.605cm" svg:height="1.825cm" svg:x="16.095cm" svg:y="18.175cm">
          <draw:text-box>
            <text:p text:style-name="P3">Automaton for accepting BML floating point</text:p>
            <text:p text:style-name="P3">numbers (accepting states in blue)</text:p>
          </draw:text-box>
        </draw:frame>
        <draw:connector draw:style-name="gr4" draw:text-style-name="P2" draw:layer="layout" draw:type="lines" svg:x1="4.338cm" svg:y1="3.461cm" svg:x2="10.454cm" svg:y2="5.127cm" draw:start-shape="id1" draw:start-glue-point="10" draw:end-shape="id2" draw:end-glue-point="6" svg:d="m4338 3461h499l5116 1666h501">
          <text:p text:style-name="P1">+ -</text:p>
        </draw:connector>
        <draw:connector draw:style-name="gr4" draw:text-style-name="P2" draw:layer="layout" draw:type="lines" svg:x1="11.961cm" svg:y1="5.127cm" svg:x2="17.656cm" svg:y2="3.628cm" draw:start-shape="id2" draw:start-glue-point="10" draw:end-shape="id3" draw:end-glue-point="7" svg:d="m11961 5127h499l4476-1499h720">
          <text:p text:style-name="P1">0 1 2 3 4 5 6 7 8 9</text:p>
        </draw:connector>
        <draw:connector draw:style-name="gr4" draw:text-style-name="P2" draw:layer="layout" draw:type="lines" svg:x1="3.584cm" svg:y1="2.708cm" svg:x2="18.19cm" svg:y2="2.342cm" draw:start-shape="id1" draw:start-glue-point="4" draw:end-shape="id3" draw:end-glue-point="4" svg:d="m3584 2708v-501l14606-366v501">
          <text:p text:style-name="P1">0 1 2 3 4 5 6 7 8 9</text:p>
        </draw:connector>
        <draw:connector draw:style-name="gr4" draw:text-style-name="P2" draw:layer="layout" draw:type="lines" svg:x1="3.584cm" svg:y1="4.215cm" svg:x2="4.443cm" svg:y2="6.884cm" draw:start-shape="id1" draw:start-glue-point="8" draw:end-shape="id4" draw:end-glue-point="6" svg:d="m3584 4215v499l358 2170h501">
          <text:p text:style-name="P1">.</text:p>
        </draw:connector>
        <draw:connector draw:style-name="gr4" draw:text-style-name="P2" draw:layer="layout" draw:type="lines" svg:x1="11.207cm" svg:y1="5.881cm" svg:x2="5.95cm" svg:y2="6.884cm" draw:start-shape="id2" draw:start-glue-point="8" draw:end-shape="id4" draw:end-glue-point="10" svg:d="m11207 5881v499l-4758 504h-499">
          <text:p text:style-name="P1">.</text:p>
        </draw:connector>
        <draw:connector draw:style-name="gr4" draw:text-style-name="P2" draw:layer="layout" draw:type="lines" svg:x1="5.729cm" svg:y1="7.417cm" svg:x2="13.475cm" svg:y2="8.09cm" draw:start-shape="id4" draw:start-glue-point="9" draw:end-shape="id5" draw:end-glue-point="6" svg:d="m5729 7417h720l6525 673h501">
          <text:p text:style-name="P1">+ -</text:p>
        </draw:connector>
        <draw:connector draw:style-name="gr4" draw:text-style-name="P2" draw:layer="layout" draw:type="lines" svg:x1="14.228cm" svg:y1="8.844cm" svg:x2="8.386cm" svg:y2="12.304cm" draw:start-shape="id5" draw:start-glue-point="8" draw:end-shape="id6" draw:end-glue-point="11" svg:d="m14228 8844v499l-5842 2241v720">
          <text:p text:style-name="P1">0 1 2 3 4 5 6 7 8 9</text:p>
        </draw:connector>
        <draw:connector draw:style-name="gr4" draw:text-style-name="P2" draw:layer="layout" draw:type="lines" svg:x1="5.196cm" svg:y1="7.638cm" svg:x2="7.319cm" svg:y2="12.304cm" draw:start-shape="id4" draw:start-glue-point="8" draw:end-shape="id6" draw:end-glue-point="5" svg:d="m5196 7638v499l2123 3447v720">
          <text:p text:style-name="P1">0 1 2 3 4 5 6 7 8 9</text:p>
        </draw:connector>
        <draw:connector draw:style-name="gr4" draw:text-style-name="P2" draw:layer="layout" draw:type="lines" svg:x1="8.386cm" svg:y1="13.371cm" svg:x2="15.52cm" svg:y2="13.659cm" draw:start-shape="id6" draw:start-glue-point="9" draw:end-shape="id7" draw:end-glue-point="6" svg:d="m8386 13371h720l5913 288h501">
          <text:p text:style-name="P1">E e</text:p>
        </draw:connector>
        <draw:connector draw:style-name="gr4" draw:text-style-name="P2" draw:layer="layout" draw:type="lines" svg:x1="17.027cm" svg:y1="13.659cm" svg:x2="23.074cm" svg:y2="14.546cm" draw:start-shape="id7" draw:start-glue-point="10" draw:end-shape="id8" draw:end-glue-point="6" svg:d="m17027 13659h499l5047 887h501">
          <text:p text:style-name="P1">+ -</text:p>
        </draw:connector>
        <draw:connector draw:style-name="gr4" draw:text-style-name="P2" draw:layer="layout" draw:type="lines" svg:x1="16.273cm" svg:y1="14.413cm" svg:x2="13.691cm" svg:y2="16.23cm" draw:start-shape="id7" draw:start-glue-point="8" draw:end-shape="id9" draw:end-glue-point="11" svg:d="m16273 14413v499l-2582 598v720">
          <text:p text:style-name="P1">0 1 2 3 4 5 6 7 8 9</text:p>
        </draw:connector>
        <draw:connector draw:style-name="gr4" draw:text-style-name="P2" draw:layer="layout" draw:type="lines" svg:x1="23.827cm" svg:y1="15.3cm" svg:x2="13.691cm" svg:y2="17.297cm" draw:start-shape="id8" draw:start-glue-point="8" draw:end-shape="id9" draw:end-glue-point="9" svg:d="m23827 15300v499l-9416 1498h-720">
          <text:p text:style-name="P1">0 1 2 3 4 5 6 7 8 9</text:p>
        </draw:connector>
        <draw:connector draw:style-name="gr4" draw:text-style-name="P2" draw:layer="layout" draw:type="lines" svg:x1="7.853cm" svg:y1="13.592cm" svg:x2="5.182cm" svg:y2="16.67cm" draw:start-shape="id6" draw:start-glue-point="8" draw:end-shape="id10" draw:end-glue-point="4" svg:d="m7853 13592v499l-2671 2078v501">
          <text:p text:style-name="P1">D d F f</text:p>
        </draw:connector>
        <draw:connector draw:style-name="gr4" draw:text-style-name="P2" draw:layer="layout" draw:type="lines" svg:x1="12.405cm" svg:y1="16.764cm" svg:x2="5.936cm" svg:y2="17.423cm" draw:start-shape="id9" draw:start-glue-point="6" draw:end-shape="id10" draw:end-glue-point="10" svg:d="m12405 16764h-501l-5469 659h-499">
          <text:p text:style-name="P1">D d F f</text:p>
        </draw:connector>
        <draw:connector draw:style-name="gr4" draw:text-style-name="P2" draw:layer="layout" draw:type="lines" svg:x1="23.223cm" svg:y1="9.532cm" svg:x2="27.079cm" svg:y2="6.317cm" draw:start-shape="id11" draw:start-glue-point="10" draw:end-shape="id12" draw:end-glue-point="8" svg:d="m23223 9532h499l3357-2716v-499">
          <text:p text:style-name="P1">D d F f</text:p>
        </draw:connector>
        <draw:connector draw:style-name="gr4" draw:text-style-name="P2" draw:layer="layout" draw:type="lines" svg:x1="18.944cm" svg:y1="3.095cm" svg:x2="26.326cm" svg:y2="5.563cm" draw:start-shape="id3" draw:start-glue-point="10" draw:end-shape="id12" draw:end-glue-point="6" svg:d="m18944 3095h499l6382 2468h501">
          <text:p text:style-name="P1">D d F f</text:p>
        </draw:connector>
        <draw:custom-shape draw:style-name="gr2" draw:text-style-name="P1" draw:id="id12" draw:layer="layout" svg:width="1.507cm" svg:height="1.507cm" svg:x="26.326cm" svg:y="4.81cm">
          <text:p text:style-name="P1">G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4" draw:text-style-name="P2" draw:layer="layout" draw:type="lines" svg:x1="21.935cm" svg:y1="10.065cm" svg:x2="16.273cm" svg:y2="12.906cm" draw:start-shape="id11" draw:start-glue-point="7" draw:end-shape="id7" draw:end-glue-point="4" svg:d="m21935 10065h-720l-4942 2340v501">
          <text:p text:style-name="P1">E e</text:p>
        </draw:connector>
        <draw:connector draw:style-name="gr4" draw:text-style-name="P2" draw:layer="layout" draw:type="lines" svg:x1="21.716cm" svg:y1="9.532cm" svg:x2="8.607cm" svg:y2="12.838cm" draw:start-shape="id11" draw:start-glue-point="6" draw:end-shape="id6" draw:end-glue-point="10" svg:d="m21716 9532h-501l-12109 3306h-499">
          <text:p text:style-name="P1">0 1 2 3 4 5 6 7 8 9</text:p>
        </draw:connector>
        <draw:connector draw:style-name="gr4" draw:text-style-name="P2" draw:layer="layout" draw:type="lines" svg:x1="18.723cm" svg:y1="3.628cm" svg:x2="21.935cm" svg:y2="8.998cm" draw:start-shape="id3" draw:start-glue-point="9" draw:end-shape="id11" draw:end-glue-point="5" svg:d="m18723 3628h720l2492 4650v720">
          <text:p text:style-name="P1">.</text:p>
        </draw:connector>
        <draw:connector draw:style-name="gr4" draw:text-style-name="P2" draw:layer="layout" draw:line-skew="5.004cm 0.718cm" svg:x1="18.723cm" svg:y1="3.628cm" svg:x2="17.656cm" svg:y2="3.628cm" draw:start-shape="id3" draw:start-glue-point="9" draw:end-shape="id3" draw:end-glue-point="7" svg:d="m18723 3628v5724h-1069v-5724h2">
          <text:p text:style-name="P1">0 1 2 3 4 5 6 7 8 9</text:p>
        </draw:connector>
        <draw:connector draw:style-name="gr5" draw:text-style-name="P4" draw:layer="layout" draw:line-skew="1.417cm" svg:x1="13.691cm" svg:y1="17.297cm" svg:x2="12.624cm" svg:y2="17.297cm" draw:start-shape="id9" draw:start-glue-point="9" draw:end-shape="id9" draw:end-glue-point="7" svg:d="m13691 17297v2137h-1787v-2137h720">
          <text:p text:style-name="P1">0 1 2 3 4 5 6 7 8 9</text:p>
        </draw:connector>
        <draw:connector draw:style-name="gr4" draw:text-style-name="P2" draw:layer="layout" draw:line-skew="-5.006cm" svg:x1="7.319cm" svg:y1="13.371cm" svg:x2="7.319cm" svg:y2="12.304cm" draw:start-shape="id6" draw:start-glue-point="7" draw:end-shape="id6" draw:end-glue-point="5" svg:d="m7319 13371h-5726v-1067h5726">
          <text:p text:style-name="P1">0 1 2 3 4 5 6 7 8 9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21T20:17:58</meta:creation-date>
    <dc:date>2009-03-21T20:29:46</dc:date>
    <meta:editing-cycles>1</meta:editing-cycles>
    <meta:editing-duration>PT11M49S</meta:editing-duration>
    <meta:user-defined meta:name="Informacja 1"/>
    <meta:user-defined meta:name="Informacja 2"/>
    <meta:user-defined meta:name="Informacja 3"/>
    <meta:user-defined meta:name="Informacja 4"/>
    <meta:document-statistic meta:object-count="35"/>
  </office:meta>
</office:document-meta>
</file>